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77cb" officeooo:paragraph-rsid="000477cb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477cb" officeooo:paragraph-rsid="000477cb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INICIAR FIREBIRD LINUX (08/09/2021)</text:p>
      <text:p text:style-name="P1"/>
      <text:p text:style-name="P1">/etc/init.d/xinetd restar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9:59:19.151721798</meta:creation-date>
    <dc:date>2021-09-08T09:59:59.286400562</dc:date>
    <meta:editing-duration>PT41S</meta:editing-duration>
    <meta:editing-cycles>1</meta:editing-cycles>
    <meta:document-statistic meta:table-count="0" meta:image-count="0" meta:object-count="0" meta:page-count="1" meta:paragraph-count="2" meta:word-count="6" meta:character-count="63" meta:non-whitespace-character-count="59"/>
    <meta:generator>LibreOffice/6.4.7.2$Linux_X86_64 LibreOffice_project/40$Build-2</meta:generator>
  </office:meta>
</office:document-meta>
</file>